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693in"/>
    </style:style>
    <style:style style:name="ro1" style:family="table-row">
      <style:table-row-properties style:row-height="0.3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40"/>
    <style:style style:name="ce9" style:family="table-cell" style:parent-style-name="Default" style:data-style-name="N43"/>
    <style:style style:name="ce10" style:family="table-cell" style:parent-style-name="Default" style:data-style-name="N118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/>
  </office:automatic-styles>
  <office:body>
    <office:spreadsheet>
      <table:table table:name="Apri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/>
          <table:table-cell table:style-name="ce4" office:value-type="string">
            <text:p>Loris Fichera Journal</text:p>
          </table:table-cell>
          <table:table-cell table:number-columns-repeated="8"/>
          <table:table-cell table:style-name="ce8"/>
          <table:table-cell/>
        </table:table-row>
        <table:table-row table:style-name="ro2">
          <table:table-cell table:style-name="ce1"/>
          <table:table-cell table:number-columns-repeated="9"/>
          <table:table-cell table:style-name="ce8"/>
          <table:table-cell/>
        </table:table-row>
        <table:table-row table:style-name="ro2">
          <table:table-cell table:style-name="ce1"/>
          <table:table-cell table:style-name="ce2" office:value-type="string">
            <text:p>day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End Time</text:p>
          </table:table-cell>
          <table:table-cell table:style-name="ce2" office:value-type="string">
            <text:p>Activities</text:p>
          </table:table-cell>
          <table:table-cell table:style-name="ce2" office:value-type="string">
            <text:p>Hours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stallazione stampante di rete</text:p>
          </table:table-cell>
          <table:table-cell table:number-columns-repeated="2"/>
          <table:table-cell table:style-name="ce8"/>
          <table:table-cell table:number-columns-repeated="2"/>
          <table:table-cell table:style-name="ce8" table:formula="oooc:=[.D6]-[.C4]" office:value-type="time" office:time-value="PT05H00M00S">
            <text:p>05:00</text:p>
          </table:table-cell>
          <table:table-cell table:style-name="ce11" table:formula="oooc:=SUM([.K4:.K226])" office:value-type="time" office:time-value="PT374H20M00S">
            <text:p>374:20</text:p>
          </table:table-cell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5H45M00S">
            <text:p>15:45</text:p>
          </table:table-cell>
          <table:table-cell office:value-type="string">
            <text:p>Documentazione per nuovo hw da acquistare: camere stere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45M00S">
            <text:p>15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lettura mail tra prof. Livatino e terz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6 Fri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creazione 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Documentazione per nuovo hw da acquistare: verifica compatibilita` tra kit nVidia 3d, monitor, scheda video</text:p>
          </table:table-cell>
          <table:table-cell table:number-columns-repeated="5"/>
          <table:table-cell table:style-name="ce8" table:formula="oooc:=[.D14]-[.C8]" office:value-type="time" office:time-value="PT06H40M00S">
            <text:p>06:4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4H15M00S">
            <text:p>14:15</text:p>
          </table:table-cell>
          <table:table-cell office:value-type="string">
            <text:p>Lettura mail tra prof. Livatino e altri riguardo HMD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5H00M00S">
            <text:p>15:00</text:p>
          </table:table-cell>
          <table:table-cell office:value-type="string">
            <text:p>Documentazione per nuovo hw da acquistare: cavetto connessione diretta per occhiali 3d nVid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5H10M00S">
            <text:p>15:10</text:p>
          </table:table-cell>
          <table:table-cell office:value-type="string">
            <text:p>Stesura mini-report per risultati ricerca su kit 3d nVidia, scheda grafica, cavetto connessione dirett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10M00S">
            <text:p>15:1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Preparazione materiale per meeting riassuntiv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7H40M00S">
            <text:p>17:4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19 Mon Apr</text:p>
          </table:table-cell>
          <table:table-cell table:style-name="ce5" office:value-type="time" office:time-value="PT09H15M00S">
            <text:p>09:15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5]-[.C16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30M00S">
            <text:p>09:30</text:p>
          </table:table-cell>
          <table:table-cell table:style-name="ce5" office:value-type="time" office:time-value="PT09H40M00S">
            <text:p>09:4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0M00S">
            <text:p>09:40</text:p>
          </table:table-cell>
          <table:table-cell table:style-name="ce5" office:value-type="time" office:time-value="PT10H20M00S">
            <text:p>10:20</text:p>
          </table:table-cell>
          <table:table-cell office:value-type="string">
            <text:p>Documentazione per nuovo hw da acquistare: preventivo dell precision t7500 con scheda grafica FX4800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Documentazione per nuovo hw da acquistare: part number per nVidia Quadro stereo connectors and cables – also sent an email to scan.co.uk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2H15M00S">
            <text:p>12:15</text:p>
          </table:table-cell>
          <table:table-cell office:value-type="string">
            <text:p>Documentazione per nuovo hw da acquistare: studio parametri prestazionali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15M00S">
            <text:p>12:15</text:p>
          </table:table-cell>
          <table:table-cell table:style-name="ce5" office:value-type="time" office:time-value="PT12H30M00S">
            <text:p>12:30</text:p>
          </table:table-cell>
          <table:table-cell office:value-type="string">
            <text:p>Scrittura mail per techical questions videre desig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4H30M00S">
            <text:p>14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30M00S">
            <text:p>02:30</text:p>
          </table:table-cell>
          <table:table-cell table:style-name="ce5" office:value-type="time" office:time-value="PT03H00M00S">
            <text:p>03:00</text:p>
          </table:table-cell>
          <table:table-cell office:value-type="string">
            <text:p>raccolta e invio materiale al prof. Livatino (preventivo computer e part number materiale per 3D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00M00S">
            <text:p>03:00</text:p>
          </table:table-cell>
          <table:table-cell table:style-name="ce5" office:value-type="time" office:time-value="PT17H15M00S">
            <text:p>17:15</text:p>
          </table:table-cell>
          <table:table-cell office:value-type="string">
            <text:p>set up di un progetto presso google code per codice/documentazione in condivisione con Daniel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20 Tue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0]-[.C27]" office:value-type="time" office:time-value="PT08H30M00S">
            <text:p>08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45M00S">
            <text:p>02:45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seminario su XN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21 Wed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eparazione laboratorio studenti per venerdi`: fraps + XNA</text:p>
          </table:table-cell>
          <table:table-cell table:number-columns-repeated="5"/>
          <table:table-cell table:style-name="ce8" table:formula="oooc:=[.D33]-[.C32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30M00S">
            <text:p>15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ondon: visita a Initio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22 Thu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7]-[.C35]" office:value-type="time" office:time-value="PT02H45M00S">
            <text:p>02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45M00S">
            <text:p>11:4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analisi report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 nuovo a fare preventiv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23 Fri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lettura report Alessandro Caniglia</text:p>
          </table:table-cell>
          <table:table-cell table:number-columns-repeated="5"/>
          <table:table-cell table:style-name="ce8" table:formula="oooc:=[.D40]-[.C39]" office:value-type="time" office:time-value="PT06H00M00S">
            <text:p>06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briefing con Daniele Ferro e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26 Mon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5]-[.C42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lettura articolo visione ex-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Daniele Ferro, Appy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27 Tue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9]-[.C47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28 Wed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4]-[.C51]" office:value-type="time" office:time-value="PT06H30M00S">
            <text:p>06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analisi preventivo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15M00S">
            <text:p>11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sbrigo pratiche id card, mail, etc.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string">
            <text:p>29 Thu Apr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0H25M00S">
            <text:p>10:2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9]-[.C56]" office:value-type="time" office:time-value="PT07H20M00S">
            <text:p>07:2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03H30M00S">
            <text:p>03:30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30M00S">
            <text:p>03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30 Fri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3]-[.C61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30M00S">
            <text:p>18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string">
            <text:p>04 Tue May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9]-[.C65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ail per Livatino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05 Wed May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3]-[.C71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openGL API: matrici di proiezione, modelview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string">
            <text:p>06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7]-[.C75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07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2]-[.C7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studio middleware erlang per distribuzione del calcol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string">
            <text:p>10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7]-[.C84]" office:value-type="time" office:time-value="PT10H00M00S">
            <text:p>10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comparazione preventivi per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30M00S">
            <text:p>19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11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1]-[.C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string">
            <text:p>12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7]-[.C93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eet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4H30M00S">
            <text:p>14:3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13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visione codice del simulatore sviluppato da F.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1]-[.C99]" office:value-type="time" office:time-value="PT06H35M00S">
            <text:p>06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30M00S">
            <text:p>15:30</text:p>
          </table:table-cell>
          <table:table-cell table:style-name="ce3" office:value-type="string">
            <text:p>modifica codice per cattura screensh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30M00S">
            <text:p>15:30</text:p>
          </table:table-cell>
          <table:table-cell table:style-name="ce5" office:value-type="time" office:time-value="PT16H05M00S">
            <text:p>16:05</text:p>
          </table:table-cell>
          <table:table-cell table:style-name="ce3" office:value-type="string">
            <text:p>installazione e configurazione tortoiseHG su windows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14 We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30M00S">
            <text:p>10:30</text:p>
          </table:table-cell>
          <table:table-cell table:style-name="ce3" office:value-type="string">
            <text:p>gestione repository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6]-[.C10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30M00S">
            <text:p>10:3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studio ridirezione comandi tramite codice 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reazione e gestione mappa; camera on borde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rime prove di log immagini e dati d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17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cerca strumeti Python e OpenGL per creare AR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0]-[.C108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tutorial pygle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18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3]-[.C112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tutorial OpenG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19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odice OpenGL con textu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7]-[.C115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6H15M00S">
            <text:p>16:15</text:p>
          </table:table-cell>
          <table:table-cell table:style-name="ce3" office:value-type="string">
            <text:p>codice OpenGL con blending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6H15M00S">
            <text:p>16:15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log dati simultaore su mercuria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20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20]-[.C11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21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so texture con codice precedente</text:p>
          </table:table-cell>
          <table:table-cell table:style-name="ce3"/>
          <table:table-cell table:style-name="ce6"/>
          <table:table-cell table:number-columns-repeated="3"/>
          <table:table-cell table:style-name="ce8" table:formula="oooc:=[.D123]-[.C122]" office:value-type="time" office:time-value="PT07H45M00S">
            <text:p>07:45</text:p>
          </table:table-cell>
          <table:table-cell/>
        </table:table-row>
        <table:table-row table:style-name="ro2">
          <table:table-cell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merge texture e robot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24 Mon May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31]-[.C126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30M00S">
            <text:p>09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merge texture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3" office:value-type="string">
            <text:p>meeting con prof. Livatino ed altri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4H00M00S">
            <text:p>14:00</text:p>
          </table:table-cell>
          <table:table-cell table:style-name="ce7" office:value-type="time" office:time-value="PT16H00M00S">
            <text:p>16:00</text:p>
          </table:table-cell>
          <table:table-cell table:style-name="ce3" office:value-type="string">
            <text:p>lavoro compiti C (correzione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3" office:value-type="string">
            <text:p>meeting con prof. Livatino su visio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30M00S">
            <text:p>16:30</text:p>
          </table:table-cell>
          <table:table-cell table:style-name="ce7" office:value-type="time" office:time-value="PT17H00M00S">
            <text:p>17:00</text:p>
          </table:table-cell>
          <table:table-cell table:style-name="ce3" office:value-type="string">
            <text:p>scrittura planning nell'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table:number-columns-repeated="2"/>
          <table:table-cell table:style-name="ce3"/>
          <table:table-cell table:number-columns-repeated="5"/>
          <table:table-cell table:style-name="ce8"/>
          <table:table-cell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25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2H00M00S">
            <text:p>12:00</text:p>
          </table:table-cell>
          <table:table-cell table:style-name="ce3" office:value-type="string">
            <text:p>lavoro su light e colo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37]-[.C13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00M00S">
            <text:p>12:00</text:p>
          </table:table-cell>
          <table:table-cell table:style-name="ce5" office:value-type="time" office:time-value="PT12H30M00S">
            <text:p>12:30</text:p>
          </table:table-cell>
          <table:table-cell table:style-name="ce3" office:value-type="string">
            <text:p>definizione skeleton per repor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00M00S">
            <text:p>15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studio valore altezza da terra migliore ed altri parametri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26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20M00S">
            <text:p>10:20</text:p>
          </table:table-cell>
          <table:table-cell table:style-name="ce3" office:value-type="string">
            <text:p>scrittura report (parte simulator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42]-[.C13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pulizia codic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string">
            <text:p>1 Tue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 table:formula="oooc:=[.D148]-[.C14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45M00S">
            <text:p>14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avoro su datamanager clas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string">
            <text:p>2 Wed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53]-[.C150]" office:value-type="time" office:time-value="PT07H15M00S">
            <text:p>07:1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verifica tecnica nuovo computer + sistemazione lab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8 Tue Jun</text:p>
          </table:table-cell>
          <table:table-cell table:style-name="ce5" office:value-type="time" office:time-value="PT08H50M00S">
            <text:p>08:50</text:p>
          </table:table-cell>
          <table:table-cell table:style-name="ce5" office:value-type="time" office:time-value="PT09H15M00S">
            <text:p>09:15</text:p>
          </table:table-cell>
          <table:table-cell table:style-name="ce3" office:value-type="string">
            <text:p>lettura mail/corrispondenz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57]-[.C155]" office:value-type="time" office:time-value="PT09H35M00S">
            <text:p>09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09H15M00S">
            <text:p>09:15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Risoluzione alcuni bug (texture con png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8H25M00S">
            <text:p>18:25</text:p>
          </table:table-cell>
          <table:table-cell table:style-name="ce3" office:value-type="string">
            <text:p>implementazione algoritmo per REAR (approccio spazial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9 Wed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soluzione alcuni bug + class diagram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61]-[.C15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264H00M00S">
            <text:p>00:00</text:p>
          </table:table-cell>
          <table:table-cell table:style-name="ce5" office:value-type="time" office:time-value="PT12H45M00S">
            <text:p>12:45</text:p>
          </table:table-cell>
          <table:table-cell office:value-type="string">
            <text:p>riunione per esposizione del pomeriggi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40M00S">
            <text:p>18:40</text:p>
          </table:table-cell>
          <table:table-cell office:value-type="string">
            <text:p>esposizione facolta` presso il mercer buildin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string">
            <text:p>10 Thu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67]-[.C16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30M00S">
            <text:p>10:30</text:p>
          </table:table-cell>
          <table:table-cell office:value-type="string">
            <text:p>implementazione callback per metrica selezione immagin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string">
            <text:p>11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0]-[.C16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30M00S">
            <text:p>14:30</text:p>
          </table:table-cell>
          <table:table-cell table:style-name="ce8" office:value-type="time" office:time-value="PT18H40M00S">
            <text:p>18:4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string">
            <text:p>14 Mon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4]-[.C172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45M00S">
            <text:p>14:45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string">
            <text:p>15 Tue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77]-[.C176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string">
            <text:p>16 Wed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82]-[.C179]" office:value-type="time" office:time-value="PT07H25M00S">
            <text:p>07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 table:formula="oooc:=[.D185]-[.C18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string">
            <text:p>17 Thu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3H00M00S">
            <text:p>13:0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string">
            <text:p>18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87]-[.C187]" office:value-type="time" office:time-value="PT03H30M00S">
            <text:p>03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string">
            <text:p>23 Wed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0]-[.C1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9H00M00S">
            <text:p>19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 table:number-rows-repeated="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string">
            <text:p>24 Thu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5]-[.C194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string">
            <text:p>25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pulizia codice</text:p>
          </table:table-cell>
          <table:table-cell table:number-columns-repeated="5"/>
          <table:table-cell table:style-name="ce8" table:formula="oooc:=[.D200]-[.C198]" office:value-type="time" office:time-value="PT08H55M00S">
            <text:p>08:5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risoluzione bug WithinBoundaries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00M00S">
            <text:p>17:00</text:p>
          </table:table-cell>
          <table:table-cell table:style-name="ce8" office:value-type="time" office:time-value="PT18H25M00S">
            <text:p>18:25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string">
            <text:p>28 Mon Jun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4]-[.C202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 su trasformazione del sistema di riferiment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string">
            <text:p>29 Tue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9]-[.C206]" office:value-type="time" office:time-value="PT09H45M00S">
            <text:p>09:4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6H00M00S">
            <text:p>16:00</text:p>
          </table:table-cell>
          <table:table-cell table:style-name="ce8" office:value-type="time" office:time-value="PT19H30M00S">
            <text:p>19:30</text:p>
          </table:table-cell>
          <table:table-cell office:value-type="string">
            <text:p>Risoluzione alcuni bu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string">
            <text:p>30 Wed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15]-[.C211]" office:value-type="time" office:time-value="PT08H15M00S">
            <text:p>08:1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2H00M00S">
            <text:p>12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2H00M00S">
            <text:p>12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definizione questionario / test case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office:value-type="string">
            <text:p>definizione nuova strutt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string">
            <text:p>5 Mon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0]-[.C217]" office:value-type="time" office:time-value="PT09H20M00S">
            <text:p>09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30M00S">
            <text:p>17:30</text:p>
          </table:table-cell>
          <table:table-cell table:style-name="ce8" office:value-type="time" office:time-value="PT19H20M00S">
            <text:p>19:20</text:p>
          </table:table-cell>
          <table:table-cell office:value-type="string">
            <text:p>realizzazione modello sketchup per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string">
            <text:p>6 Tue Jul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4]-[.C222]" office:value-type="time" office:time-value="PT08H20M00S">
            <text:p>08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15M00S">
            <text:p>14:15</text:p>
          </table:table-cell>
          <table:table-cell table:style-name="ce8" office:value-type="time" office:time-value="PT17H50M00S">
            <text:p>17:5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string">
            <text:p>7 Wed Jul</text:p>
          </table:table-cell>
          <table:table-cell table:style-name="ce8" office:value-type="time" office:time-value="PT09H30M00S">
            <text:p>09:30</text:p>
          </table:table-cell>
          <table:table-cell table:style-name="ce8"/>
          <table:table-cell table:number-columns-repeated="6"/>
          <table:table-cell table:style-name="ce8"/>
          <table:table-cell/>
        </table:table-row>
        <table:table-row table:style-name="ro2" table:number-rows-repeated="20">
          <table:table-cell table:number-columns-repeated="2"/>
          <table:table-cell table:style-name="ce9" table:number-columns-repeated="2"/>
          <table:table-cell table:number-columns-repeated="6"/>
          <table:table-cell table:style-name="ce8"/>
          <table:table-cell/>
        </table:table-row>
        <table:table-row table:style-name="ro2" table:number-rows-repeated="281">
          <table:table-cell table:number-columns-repeated="10"/>
          <table:table-cell table:style-name="ce8"/>
          <table:table-cell/>
        </table:table-row>
        <table:table-row table:style-name="ro2" table:number-rows-repeated="6500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</number:time-style>
    <number:time-style style:name="N121" number:truncate-on-overflow="false">
      <number:hours/>
    </number:time-style>
    <number:time-style style:name="N122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5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e Ferro</meta:initial-creator>
    <meta:creation-date>2010-04-16T11:07:52</meta:creation-date>
    <dc:creator>loris</dc:creator>
    <dc:date>2010-07-07T15:11:43</dc:date>
    <meta:editing-cycles>89</meta:editing-cycles>
    <meta:editing-duration>P1DT6H16M40S</meta:editing-duration>
    <meta:user-defined meta:name="Info 1"/>
    <meta:user-defined meta:name="Info 2"/>
    <meta:user-defined meta:name="Info 3"/>
    <meta:user-defined meta:name="Info 4"/>
    <meta:document-statistic meta:table-count="3" meta:cell-count="664"/>
  </office:meta>
</office:document-meta>
</file>